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4"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5"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a6f71" officeooo:paragraph-rsid="001a6f71" style:font-size-asian="16pt" style:font-name-complex="IRRoya" style:font-size-complex="16pt" style:font-style-complex="normal" style:font-weight-complex="normal"/>
    </style:style>
    <style:style style:name="T1" style:family="text">
      <style:text-properties officeooo:rsid="001a6f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ard times by Charles Dickens</text:p>
      <text:p text:style-name="P1">page 1:</text:p>
      <text:p text:style-name="P2">BOOK THE FIRST – SOWING</text:p>
      <text:p text:style-name="P2">CHAPTER ONE – The ONE THING NEEDFUL</text:p>
      <text:p text:style-name="P2">‘Now, what I want is, Facts. Teach these boys and girls nothing but Facts. Facts alone are wanted in life. Plant nothing else, and root out everything else. You can only form the minds of reasoning animals upon Facts: nothing else will ever be of any service to them. This <text:span text:style-name="T1">id </text:span>the principle on which I <text:span text:style-name="T1">bring up my own children, and this is the principle on which I bring up these children. Stick to Facts, Sir!</text:span></text:p>
      <text:p text:style-name="P2"/>
      <text:p text:style-name="P5">The scene was a plain, bare, monotonous vault of a school-room, and speaker’s square forefinger emphasized his observations by underscoring every sentence with a line on the schoolmaster’s sleeve. The emphasis was helped by the speaker’s square wall of a forehead, which had his eyebrows for its bas, while his eyes found commodious cellarage in two dark caves, overshadowed by the wall. The emphasis was helped by the speaker’s mouth, which was wide, thin, and hard s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31T01:57:08.029145130</meta:creation-date>
    <dc:date>2023-02-04T11:45:35.936281531</dc:date>
    <meta:editing-duration>PT1H3M49S</meta:editing-duration>
    <meta:editing-cycles>8</meta:editing-cycles>
    <meta:generator>LibreOffice/6.0.7.3$Linux_X86_64 LibreOffice_project/00m0$Build-3</meta:generator>
    <meta:document-statistic meta:table-count="0" meta:image-count="0" meta:object-count="0" meta:page-count="1" meta:paragraph-count="6" meta:word-count="171" meta:character-count="975" meta:non-whitespace-character-count="807"/>
  </office:meta>
</office:document-meta>
</file>